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 Narrow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Arial Narrow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 Narrow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Arial Narrow" fo:font-size="12pt" fo:font-weight="normal" style:font-size-asian="12pt" style:font-weight-asian="normal" style:font-name-complex="Arial" style:font-size-complex="12pt" style:font-weight-complex="normal"/>
    </style:style>
    <style:style style:name="P6" style:family="paragraph" style:parent-style-name="Standard">
      <style:text-properties style:font-name="Arial Narrow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Arial Narrow" style:font-name-complex="Arial"/>
    </style:style>
    <style:style style:name="T1" style:family="text">
      <style:text-properties style:font-name="Arial Narro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s Eiendom</text:p>
      <text:p text:style-name="P1"/>
      <text:p text:style-name="P2">”Vis”-menyen viser registrert data på valgt eiendom fra oversikten av eiendommer. </text:p>
      <text:p text:style-name="P2"/>
      <text:p text:style-name="P2">Klikk Editer for redigering av eksisterende data eller for å registrere ny informasjon. </text:p>
      <text:p text:style-name="P2"/>
      <text:p text:style-name="P2"/>
      <text:p text:style-name="P3">Vis Bygg</text:p>
      <text:p text:style-name="P2"/>
      <text:p text:style-name="Standard"><text:span text:style-name="T1">”Vis”-menyen viser registrert data på valgt bygg fra oversikten over bygg. </text:span></text:p>
      <text:p text:style-name="Standard"><text:span text:style-name="T1"/></text:p>
      <text:p text:style-name="Standard"><text:span text:style-name="T1">Klikk Editer for redigering av eksisterende data eller for å registrere ny informasjon. </text:span></text:p>
      <text:p text:style-name="Standard"><text:span text:style-name="T1"/></text:p>
      <text:p text:style-name="Standard"><text:span text:style-name="T1">”Historikk” viser endringer/oppdateringer som er lagret på det aktuelle bygget.</text:span></text:p>
      <text:p text:style-name="P2"/>
      <text:p text:style-name="P2"/>
      <text:p text:style-name="P3">Andre nivå</text:p>
      <text:p text:style-name="P2"/>
      <text:p text:style-name="P7">Lokalisering/Eiendomsregister kan skreddersys for hver enkelt database. Med dette menes hvilke nivå som skal opprettes og hvilken type informasjon/data som skal kunne lagres på hvert nivå (kalt attributter) defineres for hver enkelt base. Nivå under bygg kan være en eller flere av følgende nivå; inngang, etasje, sone, leieobjekt, rom etc.</text:p>
      <text:p text:style-name="P7"/>
      <text:p text:style-name="P5">Menyvalg/-muligheter for ekstra nivå vil være lik nivåene beskrevet ovenfor (Eiendom og Bygg), bare attributter vil diverge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Andale Sans U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Knut Vidar Olsen</meta:initial-creator>
    <meta:creation-date>2007-12-04T10:29:03</meta:creation-date>
    <dc:creator>Knut Vidar Olsen</dc:creator>
    <dc:date>2007-12-04T11:09:17</dc:date>
    <meta:editing-cycles>3</meta:editing-cycles>
    <meta:editing-duration>PT34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0" meta:word-count="137" meta:character-count="907"/>
  </office:meta>
</office:document-meta>
</file>